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color="#ffffff" fo:font-size="15pt"/>
    </style:style>
    <style:style style:name="T1" style:family="text">
      <style:text-properties fo:color="#ffffff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737cm" svg:height="0.737cm" svg:x="8.593cm" svg:y="5.3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3cm" svg:y1="5.679cm" svg:x2="10.561cm" svg:y2="5.679cm">
          <text:p/>
        </draw:line>
        <draw:custom-shape draw:style-name="gr1" draw:text-style-name="P1" draw:layer="layout" svg:width="0.736cm" svg:height="0.737cm" svg:x="10.561cm" svg:y="5.3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97cm" svg:y1="6.679cm" svg:x2="13.127cm" svg:y2="6.679cm">
          <text:p/>
        </draw:line>
        <draw:custom-shape draw:style-name="gr3" draw:text-style-name="P1" draw:layer="layout" svg:width="4.049cm" svg:height="1.967cm" svg:x="7.855cm" svg:y="5.69cm">
          <text:p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37cm" svg:height="0.737cm" svg:x="5.892cm" svg:y="6.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29cm" svg:y1="6.681cm" svg:x2="7.86cm" svg:y2="6.681cm">
          <text:p/>
        </draw:line>
        <draw:custom-shape draw:style-name="gr1" draw:text-style-name="P1" draw:layer="layout" svg:width="0.737cm" svg:height="0.737cm" svg:x="13.193cm" svg:y="6.3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6cm" svg:height="0.737cm" svg:x="8.562cm" svg:y="6.9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4cm" svg:y1="7.28cm" svg:x2="10.534cm" svg:y2="7.28cm">
          <text:p/>
        </draw:line>
        <draw:custom-shape draw:style-name="gr1" draw:text-style-name="P1" draw:layer="layout" svg:width="0.737cm" svg:height="0.737cm" svg:x="10.534cm" svg:y="6.9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9cm" svg:y1="7.657cm" svg:x2="10.48cm" svg:y2="8.843cm">
          <text:p/>
        </draw:line>
        <draw:custom-shape draw:style-name="gr1" draw:text-style-name="P1" draw:layer="layout" svg:width="0.737cm" svg:height="0.736cm" svg:x="10.534cm" svg:y="8.44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839cm" svg:x="8.56cm" svg:y="5.253cm">
          <draw:text-box>
            <text:p text:style-name="P3"><text:span text:style-name="T1">A</text:span></text:p>
          </draw:text-box>
        </draw:frame>
        <draw:frame draw:style-name="gr4" draw:text-style-name="P4" draw:layer="layout" svg:width="0.853cm" svg:height="0.839cm" svg:x="10.561cm" svg:y="5.254cm">
          <draw:text-box>
            <text:p text:style-name="P3"><text:span text:style-name="T1">B</text:span></text:p>
          </draw:text-box>
        </draw:frame>
        <draw:frame draw:style-name="gr4" draw:text-style-name="P4" draw:layer="layout" svg:width="0.853cm" svg:height="0.839cm" svg:x="8.561cm" svg:y="6.854cm">
          <draw:text-box>
            <text:p text:style-name="P3"><text:span text:style-name="T1">X</text:span></text:p>
          </draw:text-box>
        </draw:frame>
        <draw:frame draw:style-name="gr4" draw:text-style-name="P4" draw:layer="layout" svg:width="0.849cm" svg:height="0.839cm" svg:x="10.461cm" svg:y="6.854cm">
          <draw:text-box>
            <text:p text:style-name="P3"><text:span text:style-name="T1">Y</text:span></text:p>
          </draw:text-box>
        </draw:frame>
        <draw:frame draw:style-name="gr4" draw:text-style-name="P4" draw:layer="layout" svg:width="0.824cm" svg:height="0.839cm" svg:x="10.461cm" svg:y="8.454cm">
          <draw:text-box>
            <text:p text:style-name="P3"><text:span text:style-name="T1">Z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3:25:20</meta:creation-date>
    <dc:date>2007-04-23T13:28:07</dc:date>
    <dc:language>de-DE</dc:language>
    <meta:editing-cycles>2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